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Noto Serif" fo:font-weight="bold" officeooo:rsid="0009168b" officeooo:paragraph-rsid="0009168b" style:font-weight-asian="bold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style:font-name="Noto Serif" fo:font-weight="bold" officeooo:rsid="0009168b" officeooo:paragraph-rsid="0009168b" style:font-weight-asian="bold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style:font-name="Noto Serif" fo:font-weight="bold" officeooo:rsid="0009168b" officeooo:paragraph-rsid="000a7c11" style:font-weight-asian="bold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style:font-name="Noto Serif" fo:font-weight="bold" officeooo:rsid="000b6c05" officeooo:paragraph-rsid="000b6c05" style:font-weight-asian="bold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style:font-name="Noto Serif" fo:font-weight="bold" officeooo:rsid="000b6c05" officeooo:paragraph-rsid="000b6c05" style:font-weight-asian="bold" style:font-weight-complex="bold"/>
    </style:style>
    <style:style style:name="P6" style:family="paragraph" style:parent-style-name="Standard">
      <style:paragraph-properties fo:line-height="150%" fo:text-align="justify" style:justify-single-word="false"/>
      <style:text-properties style:font-name="Noto Serif" fo:font-weight="bold" officeooo:rsid="000b6c05" officeooo:paragraph-rsid="000f0ab4" style:font-weight-asian="bold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style:font-name="Noto Serif" fo:font-weight="bold" officeooo:rsid="000b6c05" officeooo:paragraph-rsid="00141369" style:font-weight-asian="bold" style:font-weight-complex="bold"/>
    </style:style>
    <style:style style:name="P8" style:family="paragraph" style:parent-style-name="Standard">
      <style:paragraph-properties fo:line-height="150%" fo:text-align="center" style:justify-single-word="false"/>
      <style:text-properties style:font-name="Noto Serif" fo:font-weight="bold" officeooo:rsid="000fb9c3" officeooo:paragraph-rsid="000fb9c3" style:font-weight-asian="bold" style:font-weight-complex="bold"/>
    </style:style>
    <style:style style:name="P9" style:family="paragraph" style:parent-style-name="Standard">
      <style:paragraph-properties fo:line-height="150%" fo:text-align="justify" style:justify-single-word="false"/>
      <style:text-properties style:font-name="Noto Serif" fo:font-weight="bold" officeooo:rsid="000fb9c3" officeooo:paragraph-rsid="000fb9c3" style:font-weight-asian="bold" style:font-weight-complex="bold"/>
    </style:style>
    <style:style style:name="P10" style:family="paragraph" style:parent-style-name="Standard">
      <style:paragraph-properties fo:line-height="150%" fo:text-align="center" style:justify-single-word="false"/>
      <style:text-properties style:font-name="Noto Serif" fo:font-weight="bold" officeooo:rsid="00269861" officeooo:paragraph-rsid="00269861" style:font-weight-asian="bold" style:font-weight-complex="bold"/>
    </style:style>
    <style:style style:name="P11" style:family="paragraph" style:parent-style-name="Standard">
      <style:paragraph-properties fo:line-height="150%" fo:text-align="center" style:justify-single-word="false"/>
      <style:text-properties style:font-name="Noto Serif" fo:font-weight="bold" officeooo:rsid="00629adb" officeooo:paragraph-rsid="00629adb" style:font-weight-asian="bold" style:font-weight-complex="bold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Noto Serif" fo:font-weight="bold" officeooo:rsid="00629adb" officeooo:paragraph-rsid="00629adb" style:font-weight-asian="bold" style:font-weight-complex="bold"/>
    </style:style>
    <style:style style:name="P13" style:family="paragraph" style:parent-style-name="Standard">
      <style:paragraph-properties fo:line-height="150%" fo:text-align="center" style:justify-single-word="false"/>
      <style:text-properties style:font-name="Noto Serif" fo:font-weight="bold" officeooo:rsid="00a5ccf7" officeooo:paragraph-rsid="00a5ccf7" style:font-weight-asian="bold" style:font-weight-complex="bold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Noto Serif" fo:font-weight="bold" officeooo:rsid="00a5ccf7" officeooo:paragraph-rsid="00a5ccf7" style:font-weight-asian="bold" style:font-weight-complex="bold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Noto Serif" fo:font-weight="bold" officeooo:rsid="00a5ccf7" officeooo:paragraph-rsid="00bbe1b9" style:font-weight-asian="bold" style:font-weight-complex="bold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Noto Serif" fo:font-weight="normal" officeooo:rsid="00269861" officeooo:paragraph-rsid="00269861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a322d" style:font-weight-asian="normal" style:font-weight-complex="normal"/>
    </style:style>
    <style:style style:name="T3" style:family="text">
      <style:text-properties fo:font-style="italic" officeooo:rsid="00400ac2" style:font-style-asian="italic" style:font-style-complex="italic"/>
    </style:style>
    <style:style style:name="T4" style:family="text">
      <style:text-properties fo:font-style="italic" officeooo:rsid="00445294" style:font-style-asian="italic" style:font-style-complex="italic"/>
    </style:style>
    <style:style style:name="T5" style:family="text">
      <style:text-properties fo:font-style="italic" officeooo:rsid="004c69fc" style:font-style-asian="italic" style:font-style-complex="italic"/>
    </style:style>
    <style:style style:name="T6" style:family="text">
      <style:text-properties fo:font-style="italic" officeooo:rsid="00501e9c" style:font-style-asian="italic" style:font-style-complex="italic"/>
    </style:style>
    <style:style style:name="T7" style:family="text">
      <style:text-properties fo:font-style="italic" officeooo:rsid="00593225" style:font-style-asian="italic" style:font-style-complex="italic"/>
    </style:style>
    <style:style style:name="T8" style:family="text">
      <style:text-properties fo:font-style="italic" fo:font-weight="normal" officeooo:rsid="000a322d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0a7c11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0c8739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0f0ab4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190cd7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192b1b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1f27a0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22fb55" style:font-style-asian="italic" style:font-weight-asian="normal" style:font-style-complex="italic" style:font-weight-complex="normal"/>
    </style:style>
    <style:style style:name="T16" style:family="text">
      <style:text-properties fo:font-style="italic" style:text-underline-style="none" fo:font-weight="normal" officeooo:rsid="0086eaf8" style:font-style-asian="italic" style:font-weight-asian="normal" style:font-style-complex="italic" style:font-weight-complex="normal"/>
    </style:style>
    <style:style style:name="T17" style:family="text">
      <style:text-properties fo:font-style="italic" style:text-underline-style="none" fo:font-weight="normal" officeooo:rsid="00c0a63f" style:font-style-asian="italic" style:font-weight-asian="normal" style:font-style-complex="italic" style:font-weight-complex="normal"/>
    </style:style>
    <style:style style:name="T18" style:family="text">
      <style:text-properties fo:font-style="italic" style:text-underline-style="none" fo:font-weight="normal" officeooo:rsid="00df8e60" style:font-style-asian="italic" style:font-weight-asian="normal" style:font-style-complex="italic" style:font-weight-complex="normal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officeooo:rsid="000a7c11" style:font-style-asian="normal" style:font-style-complex="normal"/>
    </style:style>
    <style:style style:name="T21" style:family="text">
      <style:text-properties fo:font-style="normal" officeooo:rsid="000c8739" style:font-style-asian="normal" style:font-style-complex="normal"/>
    </style:style>
    <style:style style:name="T22" style:family="text">
      <style:text-properties fo:font-style="normal" officeooo:rsid="000e5a7b" style:font-style-asian="normal" style:font-style-complex="normal"/>
    </style:style>
    <style:style style:name="T23" style:family="text">
      <style:text-properties fo:font-style="normal" officeooo:rsid="000f0ab4" style:font-style-asian="normal" style:font-style-complex="normal"/>
    </style:style>
    <style:style style:name="T24" style:family="text">
      <style:text-properties fo:font-style="normal" officeooo:rsid="00180e75" style:font-style-asian="normal" style:font-style-complex="normal"/>
    </style:style>
    <style:style style:name="T25" style:family="text">
      <style:text-properties fo:font-style="normal" officeooo:rsid="00192b1b" style:font-style-asian="normal" style:font-style-complex="normal"/>
    </style:style>
    <style:style style:name="T26" style:family="text">
      <style:text-properties fo:font-style="normal" officeooo:rsid="001a28e4" style:font-style-asian="normal" style:font-style-complex="normal"/>
    </style:style>
    <style:style style:name="T27" style:family="text">
      <style:text-properties fo:font-style="normal" officeooo:rsid="001e6474" style:font-style-asian="normal" style:font-style-complex="normal"/>
    </style:style>
    <style:style style:name="T28" style:family="text">
      <style:text-properties fo:font-style="normal" officeooo:rsid="0022fb55" style:font-style-asian="normal" style:font-style-complex="normal"/>
    </style:style>
    <style:style style:name="T29" style:family="text">
      <style:text-properties fo:font-style="normal" officeooo:rsid="0027a013" style:font-style-asian="normal" style:font-style-complex="normal"/>
    </style:style>
    <style:style style:name="T30" style:family="text">
      <style:text-properties fo:font-style="normal" officeooo:rsid="00280fa3" style:font-style-asian="normal" style:font-style-complex="normal"/>
    </style:style>
    <style:style style:name="T31" style:family="text">
      <style:text-properties fo:font-style="normal" officeooo:rsid="002822d1" style:font-style-asian="normal" style:font-style-complex="normal"/>
    </style:style>
    <style:style style:name="T32" style:family="text">
      <style:text-properties fo:font-style="normal" officeooo:rsid="00291afb" style:font-style-asian="normal" style:font-style-complex="normal"/>
    </style:style>
    <style:style style:name="T33" style:family="text">
      <style:text-properties fo:font-style="normal" officeooo:rsid="002acfd0" style:font-style-asian="normal" style:font-style-complex="normal"/>
    </style:style>
    <style:style style:name="T34" style:family="text">
      <style:text-properties fo:font-style="normal" officeooo:rsid="002b5657" style:font-style-asian="normal" style:font-style-complex="normal"/>
    </style:style>
    <style:style style:name="T35" style:family="text">
      <style:text-properties fo:font-style="normal" officeooo:rsid="002ce36c" style:font-style-asian="normal" style:font-style-complex="normal"/>
    </style:style>
    <style:style style:name="T36" style:family="text">
      <style:text-properties fo:font-style="normal" officeooo:rsid="002e7dc9" style:font-style-asian="normal" style:font-style-complex="normal"/>
    </style:style>
    <style:style style:name="T37" style:family="text">
      <style:text-properties fo:font-style="normal" officeooo:rsid="00307cef" style:font-style-asian="normal" style:font-style-complex="normal"/>
    </style:style>
    <style:style style:name="T38" style:family="text">
      <style:text-properties fo:font-style="normal" officeooo:rsid="003501b2" style:font-style-asian="normal" style:font-style-complex="normal"/>
    </style:style>
    <style:style style:name="T39" style:family="text">
      <style:text-properties fo:font-style="normal" officeooo:rsid="0036854c" style:font-style-asian="normal" style:font-style-complex="normal"/>
    </style:style>
    <style:style style:name="T40" style:family="text">
      <style:text-properties fo:font-style="normal" officeooo:rsid="00377910" style:font-style-asian="normal" style:font-style-complex="normal"/>
    </style:style>
    <style:style style:name="T41" style:family="text">
      <style:text-properties fo:font-style="normal" officeooo:rsid="0038f813" style:font-style-asian="normal" style:font-style-complex="normal"/>
    </style:style>
    <style:style style:name="T42" style:family="text">
      <style:text-properties fo:font-style="normal" officeooo:rsid="0039f51b" style:font-style-asian="normal" style:font-style-complex="normal"/>
    </style:style>
    <style:style style:name="T43" style:family="text">
      <style:text-properties fo:font-style="normal" officeooo:rsid="003ae5e5" style:font-style-asian="normal" style:font-style-complex="normal"/>
    </style:style>
    <style:style style:name="T44" style:family="text">
      <style:text-properties fo:font-style="normal" officeooo:rsid="003c3801" style:font-style-asian="normal" style:font-style-complex="normal"/>
    </style:style>
    <style:style style:name="T45" style:family="text">
      <style:text-properties fo:font-style="normal" officeooo:rsid="003d9e3b" style:font-style-asian="normal" style:font-style-complex="normal"/>
    </style:style>
    <style:style style:name="T46" style:family="text">
      <style:text-properties fo:font-style="normal" officeooo:rsid="003e91ec" style:font-style-asian="normal" style:font-style-complex="normal"/>
    </style:style>
    <style:style style:name="T47" style:family="text">
      <style:text-properties fo:font-style="normal" officeooo:rsid="003fa82f" style:font-style-asian="normal" style:font-style-complex="normal"/>
    </style:style>
    <style:style style:name="T48" style:family="text">
      <style:text-properties fo:font-style="normal" officeooo:rsid="00400ac2" style:font-style-asian="normal" style:font-style-complex="normal"/>
    </style:style>
    <style:style style:name="T49" style:family="text">
      <style:text-properties fo:font-style="normal" officeooo:rsid="004146a8" style:font-style-asian="normal" style:font-style-complex="normal"/>
    </style:style>
    <style:style style:name="T50" style:family="text">
      <style:text-properties fo:font-style="normal" officeooo:rsid="004280a1" style:font-style-asian="normal" style:font-style-complex="normal"/>
    </style:style>
    <style:style style:name="T51" style:family="text">
      <style:text-properties fo:font-style="normal" officeooo:rsid="00445294" style:font-style-asian="normal" style:font-style-complex="normal"/>
    </style:style>
    <style:style style:name="T52" style:family="text">
      <style:text-properties fo:font-style="normal" officeooo:rsid="00457c48" style:font-style-asian="normal" style:font-style-complex="normal"/>
    </style:style>
    <style:style style:name="T53" style:family="text">
      <style:text-properties fo:font-style="normal" officeooo:rsid="0045be1a" style:font-style-asian="normal" style:font-style-complex="normal"/>
    </style:style>
    <style:style style:name="T54" style:family="text">
      <style:text-properties fo:font-style="normal" officeooo:rsid="0047564a" style:font-style-asian="normal" style:font-style-complex="normal"/>
    </style:style>
    <style:style style:name="T55" style:family="text">
      <style:text-properties fo:font-style="normal" officeooo:rsid="00479e55" style:font-style-asian="normal" style:font-style-complex="normal"/>
    </style:style>
    <style:style style:name="T56" style:family="text">
      <style:text-properties fo:font-style="normal" officeooo:rsid="004ab3cd" style:font-style-asian="normal" style:font-style-complex="normal"/>
    </style:style>
    <style:style style:name="T57" style:family="text">
      <style:text-properties fo:font-style="normal" officeooo:rsid="004b1f39" style:font-style-asian="normal" style:font-style-complex="normal"/>
    </style:style>
    <style:style style:name="T58" style:family="text">
      <style:text-properties fo:font-style="normal" officeooo:rsid="004c69fc" style:font-style-asian="normal" style:font-style-complex="normal"/>
    </style:style>
    <style:style style:name="T59" style:family="text">
      <style:text-properties fo:font-style="normal" officeooo:rsid="004f1de5" style:font-style-asian="normal" style:font-style-complex="normal"/>
    </style:style>
    <style:style style:name="T60" style:family="text">
      <style:text-properties fo:font-style="normal" officeooo:rsid="00501e9c" style:font-style-asian="normal" style:font-style-complex="normal"/>
    </style:style>
    <style:style style:name="T61" style:family="text">
      <style:text-properties fo:font-style="normal" officeooo:rsid="00503ea1" style:font-style-asian="normal" style:font-style-complex="normal"/>
    </style:style>
    <style:style style:name="T62" style:family="text">
      <style:text-properties fo:font-style="normal" officeooo:rsid="0052017b" style:font-style-asian="normal" style:font-style-complex="normal"/>
    </style:style>
    <style:style style:name="T63" style:family="text">
      <style:text-properties fo:font-style="normal" officeooo:rsid="00539e89" style:font-style-asian="normal" style:font-style-complex="normal"/>
    </style:style>
    <style:style style:name="T64" style:family="text">
      <style:text-properties fo:font-style="normal" officeooo:rsid="0054e041" style:font-style-asian="normal" style:font-style-complex="normal"/>
    </style:style>
    <style:style style:name="T65" style:family="text">
      <style:text-properties fo:font-style="normal" officeooo:rsid="0056da46" style:font-style-asian="normal" style:font-style-complex="normal"/>
    </style:style>
    <style:style style:name="T66" style:family="text">
      <style:text-properties fo:font-style="normal" officeooo:rsid="00593225" style:font-style-asian="normal" style:font-style-complex="normal"/>
    </style:style>
    <style:style style:name="T67" style:family="text">
      <style:text-properties fo:font-style="normal" officeooo:rsid="005a1674" style:font-style-asian="normal" style:font-style-complex="normal"/>
    </style:style>
    <style:style style:name="T68" style:family="text">
      <style:text-properties fo:font-style="normal" officeooo:rsid="005c2ff4" style:font-style-asian="normal" style:font-style-complex="normal"/>
    </style:style>
    <style:style style:name="T69" style:family="text">
      <style:text-properties fo:font-style="normal" officeooo:rsid="005f99f5" style:font-style-asian="normal" style:font-style-complex="normal"/>
    </style:style>
    <style:style style:name="T7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1" style:family="text">
      <style:text-properties fo:font-style="normal" fo:font-weight="normal" officeooo:rsid="000a322d" style:font-style-asian="normal" style:font-weight-asian="normal" style:font-style-complex="normal" style:font-weight-complex="normal"/>
    </style:style>
    <style:style style:name="T72" style:family="text">
      <style:text-properties fo:font-style="normal" fo:font-weight="normal" officeooo:rsid="000a7c11" style:font-style-asian="normal" style:font-weight-asian="normal" style:font-style-complex="normal" style:font-weight-complex="normal"/>
    </style:style>
    <style:style style:name="T73" style:family="text">
      <style:text-properties fo:font-style="normal" fo:font-weight="normal" officeooo:rsid="000c8739" style:font-style-asian="normal" style:font-weight-asian="normal" style:font-style-complex="normal" style:font-weight-complex="normal"/>
    </style:style>
    <style:style style:name="T74" style:family="text">
      <style:text-properties fo:font-style="normal" fo:font-weight="normal" officeooo:rsid="000f0ab4" style:font-style-asian="normal" style:font-weight-asian="normal" style:font-style-complex="normal" style:font-weight-complex="normal"/>
    </style:style>
    <style:style style:name="T75" style:family="text">
      <style:text-properties fo:font-style="normal" fo:font-weight="normal" officeooo:rsid="0010af7f" style:font-style-asian="normal" style:font-weight-asian="normal" style:font-style-complex="normal" style:font-weight-complex="normal"/>
    </style:style>
    <style:style style:name="T76" style:family="text">
      <style:text-properties fo:font-style="normal" fo:font-weight="normal" officeooo:rsid="00123d61" style:font-style-asian="normal" style:font-weight-asian="normal" style:font-style-complex="normal" style:font-weight-complex="normal"/>
    </style:style>
    <style:style style:name="T77" style:family="text">
      <style:text-properties fo:font-style="normal" fo:font-weight="normal" officeooo:rsid="00141369" style:font-style-asian="normal" style:font-weight-asian="normal" style:font-style-complex="normal" style:font-weight-complex="normal"/>
    </style:style>
    <style:style style:name="T78" style:family="text">
      <style:text-properties fo:font-style="normal" fo:font-weight="normal" officeooo:rsid="0015cbe5" style:font-style-asian="normal" style:font-weight-asian="normal" style:font-style-complex="normal" style:font-weight-complex="normal"/>
    </style:style>
    <style:style style:name="T79" style:family="text">
      <style:text-properties fo:font-style="normal" fo:font-weight="normal" officeooo:rsid="00177a8e" style:font-style-asian="normal" style:font-weight-asian="normal" style:font-style-complex="normal" style:font-weight-complex="normal"/>
    </style:style>
    <style:style style:name="T80" style:family="text">
      <style:text-properties fo:font-style="normal" fo:font-weight="normal" officeooo:rsid="00190cd7" style:font-style-asian="normal" style:font-weight-asian="normal" style:font-style-complex="normal" style:font-weight-complex="normal"/>
    </style:style>
    <style:style style:name="T81" style:family="text">
      <style:text-properties fo:font-style="normal" fo:font-weight="normal" officeooo:rsid="00192b1b" style:font-style-asian="normal" style:font-weight-asian="normal" style:font-style-complex="normal" style:font-weight-complex="normal"/>
    </style:style>
    <style:style style:name="T82" style:family="text">
      <style:text-properties fo:font-style="normal" fo:font-weight="normal" officeooo:rsid="001a28e4" style:font-style-asian="normal" style:font-weight-asian="normal" style:font-style-complex="normal" style:font-weight-complex="normal"/>
    </style:style>
    <style:style style:name="T83" style:family="text">
      <style:text-properties fo:font-style="normal" fo:font-weight="normal" officeooo:rsid="001b2829" style:font-style-asian="normal" style:font-weight-asian="normal" style:font-style-complex="normal" style:font-weight-complex="normal"/>
    </style:style>
    <style:style style:name="T84" style:family="text">
      <style:text-properties fo:font-style="normal" fo:font-weight="normal" officeooo:rsid="001d7bff" style:font-style-asian="normal" style:font-weight-asian="normal" style:font-style-complex="normal" style:font-weight-complex="normal"/>
    </style:style>
    <style:style style:name="T85" style:family="text">
      <style:text-properties fo:font-style="normal" fo:font-weight="normal" officeooo:rsid="001e6474" style:font-style-asian="normal" style:font-weight-asian="normal" style:font-style-complex="normal" style:font-weight-complex="normal"/>
    </style:style>
    <style:style style:name="T86" style:family="text">
      <style:text-properties fo:font-style="normal" fo:font-weight="normal" officeooo:rsid="001f27a0" style:font-style-asian="normal" style:font-weight-asian="normal" style:font-style-complex="normal" style:font-weight-complex="normal"/>
    </style:style>
    <style:style style:name="T87" style:family="text">
      <style:text-properties fo:font-style="normal" fo:font-weight="normal" officeooo:rsid="0020b2bd" style:font-style-asian="normal" style:font-weight-asian="normal" style:font-style-complex="normal" style:font-weight-complex="normal"/>
    </style:style>
    <style:style style:name="T88" style:family="text">
      <style:text-properties fo:font-style="normal" fo:font-weight="normal" officeooo:rsid="002186d5" style:font-style-asian="normal" style:font-weight-asian="normal" style:font-style-complex="normal" style:font-weight-complex="normal"/>
    </style:style>
    <style:style style:name="T89" style:family="text">
      <style:text-properties fo:font-style="normal" fo:font-weight="normal" officeooo:rsid="0022fb55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normal" officeooo:rsid="0067331e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normal" officeooo:rsid="0068fc4b" style:font-style-asian="normal" style:font-weight-asian="normal" style:font-style-complex="normal" style:font-weight-complex="normal"/>
    </style:style>
    <style:style style:name="T92" style:family="text">
      <style:text-properties fo:font-style="normal" fo:font-weight="normal" officeooo:rsid="006b00af" style:font-style-asian="normal" style:font-weight-asian="normal" style:font-style-complex="normal" style:font-weight-complex="normal"/>
    </style:style>
    <style:style style:name="T93" style:family="text">
      <style:text-properties fo:font-style="normal" fo:font-weight="normal" officeooo:rsid="006ba369" style:font-style-asian="normal" style:font-weight-asian="normal" style:font-style-complex="normal" style:font-weight-complex="normal"/>
    </style:style>
    <style:style style:name="T94" style:family="text">
      <style:text-properties fo:font-style="normal" fo:font-weight="bold" officeooo:rsid="00291afb" style:font-style-asian="normal" style:font-weight-asian="bold" style:font-style-complex="normal" style:font-weight-complex="bold"/>
    </style:style>
    <style:style style:name="T95" style:family="text">
      <style:text-properties fo:font-style="normal" fo:font-weight="bold" officeooo:rsid="0029e8a3" style:font-style-asian="normal" style:font-weight-asian="bold" style:font-style-complex="normal" style:font-weight-complex="bold"/>
    </style:style>
    <style:style style:name="T96" style:family="text">
      <style:text-properties fo:font-style="normal" fo:font-weight="bold" officeooo:rsid="0031dcce" style:font-style-asian="normal" style:font-weight-asian="bold" style:font-style-complex="normal" style:font-weight-complex="bold"/>
    </style:style>
    <style:style style:name="T97" style:family="text">
      <style:text-properties fo:font-style="normal" fo:font-weight="bold" officeooo:rsid="003501b2" style:font-style-asian="normal" style:font-weight-asian="bold" style:font-style-complex="normal" style:font-weight-complex="bold"/>
    </style:style>
    <style:style style:name="T98" style:family="text">
      <style:text-properties fo:font-style="normal" fo:font-weight="bold" officeooo:rsid="003bb55b" style:font-style-asian="normal" style:font-weight-asian="bold" style:font-style-complex="normal" style:font-weight-complex="bold"/>
    </style:style>
    <style:style style:name="T99" style:family="text">
      <style:text-properties fo:font-style="normal" fo:font-weight="bold" officeooo:rsid="0048d48c" style:font-style-asian="normal" style:font-weight-asian="bold" style:font-style-complex="normal" style:font-weight-complex="bold"/>
    </style:style>
    <style:style style:name="T100" style:family="text">
      <style:text-properties fo:font-style="normal" fo:font-weight="bold" officeooo:rsid="004d6aa0" style:font-style-asian="normal" style:font-weight-asian="bold" style:font-style-complex="normal" style:font-weight-complex="bold"/>
    </style:style>
    <style:style style:name="T101" style:family="text">
      <style:text-properties fo:font-style="normal" style:text-underline-style="solid" style:text-underline-width="auto" style:text-underline-color="font-color" officeooo:rsid="006cfdef" style:font-style-asian="normal" style:font-style-complex="normal"/>
    </style:style>
    <style:style style:name="T102" style:family="text">
      <style:text-properties fo:font-style="normal" style:text-underline-style="solid" style:text-underline-width="auto" style:text-underline-color="font-color" officeooo:rsid="00ab29db" style:font-style-asian="normal" style:font-style-complex="normal"/>
    </style:style>
    <style:style style:name="T103" style:family="text">
      <style:text-properties fo:font-style="normal" style:text-underline-style="none" fo:font-weight="normal" officeooo:rsid="006cfdef" style:font-style-asian="normal" style:font-weight-asian="normal" style:font-style-complex="normal" style:font-weight-complex="normal"/>
    </style:style>
    <style:style style:name="T104" style:family="text">
      <style:text-properties fo:font-style="normal" style:text-underline-style="none" fo:font-weight="normal" officeooo:rsid="006ee3bb" style:font-style-asian="normal" style:font-weight-asian="normal" style:font-style-complex="normal" style:font-weight-complex="normal"/>
    </style:style>
    <style:style style:name="T105" style:family="text">
      <style:text-properties fo:font-style="normal" style:text-underline-style="none" fo:font-weight="normal" officeooo:rsid="006fc57b" style:font-style-asian="normal" style:font-weight-asian="normal" style:font-style-complex="normal" style:font-weight-complex="normal"/>
    </style:style>
    <style:style style:name="T106" style:family="text">
      <style:text-properties fo:font-style="normal" style:text-underline-style="none" fo:font-weight="normal" officeooo:rsid="007283fc" style:font-style-asian="normal" style:font-weight-asian="normal" style:font-style-complex="normal" style:font-weight-complex="normal"/>
    </style:style>
    <style:style style:name="T107" style:family="text">
      <style:text-properties fo:font-style="normal" style:text-underline-style="none" fo:font-weight="normal" officeooo:rsid="00743565" style:font-style-asian="normal" style:font-weight-asian="normal" style:font-style-complex="normal" style:font-weight-complex="normal"/>
    </style:style>
    <style:style style:name="T108" style:family="text">
      <style:text-properties fo:font-style="normal" style:text-underline-style="none" fo:font-weight="normal" officeooo:rsid="0074f98a" style:font-style-asian="normal" style:font-weight-asian="normal" style:font-style-complex="normal" style:font-weight-complex="normal"/>
    </style:style>
    <style:style style:name="T109" style:family="text">
      <style:text-properties fo:font-style="normal" style:text-underline-style="none" fo:font-weight="normal" officeooo:rsid="00767a4d" style:font-style-asian="normal" style:font-weight-asian="normal" style:font-style-complex="normal" style:font-weight-complex="normal"/>
    </style:style>
    <style:style style:name="T110" style:family="text">
      <style:text-properties fo:font-style="normal" style:text-underline-style="none" fo:font-weight="normal" officeooo:rsid="00789810" style:font-style-asian="normal" style:font-weight-asian="normal" style:font-style-complex="normal" style:font-weight-complex="normal"/>
    </style:style>
    <style:style style:name="T111" style:family="text">
      <style:text-properties fo:font-style="normal" style:text-underline-style="none" fo:font-weight="normal" officeooo:rsid="007b83b7" style:font-style-asian="normal" style:font-weight-asian="normal" style:font-style-complex="normal" style:font-weight-complex="normal"/>
    </style:style>
    <style:style style:name="T112" style:family="text">
      <style:text-properties fo:font-style="normal" style:text-underline-style="none" fo:font-weight="normal" officeooo:rsid="007f4af3" style:font-style-asian="normal" style:font-weight-asian="normal" style:font-style-complex="normal" style:font-weight-complex="normal"/>
    </style:style>
    <style:style style:name="T113" style:family="text">
      <style:text-properties fo:font-style="normal" style:text-underline-style="none" fo:font-weight="normal" officeooo:rsid="0082b200" style:font-style-asian="normal" style:font-weight-asian="normal" style:font-style-complex="normal" style:font-weight-complex="normal"/>
    </style:style>
    <style:style style:name="T114" style:family="text">
      <style:text-properties fo:font-style="normal" style:text-underline-style="none" fo:font-weight="normal" officeooo:rsid="00862d41" style:font-style-asian="normal" style:font-weight-asian="normal" style:font-style-complex="normal" style:font-weight-complex="normal"/>
    </style:style>
    <style:style style:name="T115" style:family="text">
      <style:text-properties fo:font-style="normal" style:text-underline-style="none" fo:font-weight="normal" officeooo:rsid="0086eaf8" style:font-style-asian="normal" style:font-weight-asian="normal" style:font-style-complex="normal" style:font-weight-complex="normal"/>
    </style:style>
    <style:style style:name="T116" style:family="text">
      <style:text-properties fo:font-style="normal" style:text-underline-style="none" fo:font-weight="normal" officeooo:rsid="00887c2e" style:font-style-asian="normal" style:font-weight-asian="normal" style:font-style-complex="normal" style:font-weight-complex="normal"/>
    </style:style>
    <style:style style:name="T117" style:family="text">
      <style:text-properties fo:font-style="normal" style:text-underline-style="none" fo:font-weight="normal" officeooo:rsid="00896bfe" style:font-style-asian="normal" style:font-weight-asian="normal" style:font-style-complex="normal" style:font-weight-complex="normal"/>
    </style:style>
    <style:style style:name="T118" style:family="text">
      <style:text-properties fo:font-style="normal" style:text-underline-style="none" fo:font-weight="normal" officeooo:rsid="008af611" style:font-style-asian="normal" style:font-weight-asian="normal" style:font-style-complex="normal" style:font-weight-complex="normal"/>
    </style:style>
    <style:style style:name="T119" style:family="text">
      <style:text-properties fo:font-style="normal" style:text-underline-style="none" fo:font-weight="normal" officeooo:rsid="008b650d" style:font-style-asian="normal" style:font-weight-asian="normal" style:font-style-complex="normal" style:font-weight-complex="normal"/>
    </style:style>
    <style:style style:name="T120" style:family="text">
      <style:text-properties fo:font-style="normal" style:text-underline-style="none" fo:font-weight="normal" officeooo:rsid="0090d154" style:font-style-asian="normal" style:font-weight-asian="normal" style:font-style-complex="normal" style:font-weight-complex="normal"/>
    </style:style>
    <style:style style:name="T121" style:family="text">
      <style:text-properties fo:font-style="normal" style:text-underline-style="none" fo:font-weight="normal" officeooo:rsid="00914b7c" style:font-style-asian="normal" style:font-weight-asian="normal" style:font-style-complex="normal" style:font-weight-complex="normal"/>
    </style:style>
    <style:style style:name="T122" style:family="text">
      <style:text-properties fo:font-style="normal" style:text-underline-style="none" fo:font-weight="normal" officeooo:rsid="0091cf29" style:font-style-asian="normal" style:font-weight-asian="normal" style:font-style-complex="normal" style:font-weight-complex="normal"/>
    </style:style>
    <style:style style:name="T123" style:family="text">
      <style:text-properties fo:font-style="normal" style:text-underline-style="none" fo:font-weight="normal" officeooo:rsid="00930f50" style:font-style-asian="normal" style:font-weight-asian="normal" style:font-style-complex="normal" style:font-weight-complex="normal"/>
    </style:style>
    <style:style style:name="T124" style:family="text">
      <style:text-properties fo:font-style="normal" style:text-underline-style="none" fo:font-weight="normal" officeooo:rsid="00933e6b" style:font-style-asian="normal" style:font-weight-asian="normal" style:font-style-complex="normal" style:font-weight-complex="normal"/>
    </style:style>
    <style:style style:name="T125" style:family="text">
      <style:text-properties fo:font-style="normal" style:text-underline-style="none" fo:font-weight="normal" officeooo:rsid="009a809c" style:font-style-asian="normal" style:font-weight-asian="normal" style:font-style-complex="normal" style:font-weight-complex="normal"/>
    </style:style>
    <style:style style:name="T126" style:family="text">
      <style:text-properties fo:font-style="normal" style:text-underline-style="none" fo:font-weight="normal" officeooo:rsid="009ad75d" style:font-style-asian="normal" style:font-weight-asian="normal" style:font-style-complex="normal" style:font-weight-complex="normal"/>
    </style:style>
    <style:style style:name="T127" style:family="text">
      <style:text-properties fo:font-style="normal" style:text-underline-style="none" fo:font-weight="normal" officeooo:rsid="009cd0a8" style:font-style-asian="normal" style:font-weight-asian="normal" style:font-style-complex="normal" style:font-weight-complex="normal"/>
    </style:style>
    <style:style style:name="T128" style:family="text">
      <style:text-properties fo:font-style="normal" style:text-underline-style="none" fo:font-weight="normal" officeooo:rsid="009d6fb5" style:font-style-asian="normal" style:font-weight-asian="normal" style:font-style-complex="normal" style:font-weight-complex="normal"/>
    </style:style>
    <style:style style:name="T129" style:family="text">
      <style:text-properties fo:font-style="normal" style:text-underline-style="none" fo:font-weight="normal" officeooo:rsid="009f107c" style:font-style-asian="normal" style:font-weight-asian="normal" style:font-style-complex="normal" style:font-weight-complex="normal"/>
    </style:style>
    <style:style style:name="T130" style:family="text">
      <style:text-properties fo:font-style="normal" style:text-underline-style="none" fo:font-weight="normal" officeooo:rsid="009fa243" style:font-style-asian="normal" style:font-weight-asian="normal" style:font-style-complex="normal" style:font-weight-complex="normal"/>
    </style:style>
    <style:style style:name="T131" style:family="text">
      <style:text-properties fo:font-style="normal" style:text-underline-style="none" fo:font-weight="normal" officeooo:rsid="00a2b3c4" style:font-style-asian="normal" style:font-weight-asian="normal" style:font-style-complex="normal" style:font-weight-complex="normal"/>
    </style:style>
    <style:style style:name="T132" style:family="text">
      <style:text-properties fo:font-style="normal" style:text-underline-style="none" fo:font-weight="normal" officeooo:rsid="00a6464a" style:font-style-asian="normal" style:font-weight-asian="normal" style:font-style-complex="normal" style:font-weight-complex="normal"/>
    </style:style>
    <style:style style:name="T133" style:family="text">
      <style:text-properties fo:font-style="normal" style:text-underline-style="none" fo:font-weight="normal" officeooo:rsid="00a83b5f" style:font-style-asian="normal" style:font-weight-asian="normal" style:font-style-complex="normal" style:font-weight-complex="normal"/>
    </style:style>
    <style:style style:name="T134" style:family="text">
      <style:text-properties fo:font-style="normal" style:text-underline-style="none" fo:font-weight="normal" officeooo:rsid="00a970a9" style:font-style-asian="normal" style:font-weight-asian="normal" style:font-style-complex="normal" style:font-weight-complex="normal"/>
    </style:style>
    <style:style style:name="T135" style:family="text">
      <style:text-properties fo:font-style="normal" style:text-underline-style="none" fo:font-weight="normal" officeooo:rsid="00ab29db" style:font-style-asian="normal" style:font-weight-asian="normal" style:font-style-complex="normal" style:font-weight-complex="normal"/>
    </style:style>
    <style:style style:name="T136" style:family="text">
      <style:text-properties fo:font-style="normal" style:text-underline-style="none" fo:font-weight="normal" officeooo:rsid="00ab6cc7" style:font-style-asian="normal" style:font-weight-asian="normal" style:font-style-complex="normal" style:font-weight-complex="normal"/>
    </style:style>
    <style:style style:name="T137" style:family="text">
      <style:text-properties fo:font-style="normal" style:text-underline-style="none" fo:font-weight="normal" officeooo:rsid="00add856" style:font-style-asian="normal" style:font-weight-asian="normal" style:font-style-complex="normal" style:font-weight-complex="normal"/>
    </style:style>
    <style:style style:name="T138" style:family="text">
      <style:text-properties fo:font-style="normal" style:text-underline-style="none" fo:font-weight="normal" officeooo:rsid="00ae2bae" style:font-style-asian="normal" style:font-weight-asian="normal" style:font-style-complex="normal" style:font-weight-complex="normal"/>
    </style:style>
    <style:style style:name="T139" style:family="text">
      <style:text-properties fo:font-style="normal" style:text-underline-style="none" fo:font-weight="normal" officeooo:rsid="00b1f54d" style:font-style-asian="normal" style:font-weight-asian="normal" style:font-style-complex="normal" style:font-weight-complex="normal"/>
    </style:style>
    <style:style style:name="T140" style:family="text">
      <style:text-properties fo:font-style="normal" style:text-underline-style="none" fo:font-weight="normal" officeooo:rsid="00b3cabf" style:font-style-asian="normal" style:font-weight-asian="normal" style:font-style-complex="normal" style:font-weight-complex="normal"/>
    </style:style>
    <style:style style:name="T141" style:family="text">
      <style:text-properties fo:font-style="normal" style:text-underline-style="none" fo:font-weight="normal" officeooo:rsid="00b3ff00" style:font-style-asian="normal" style:font-weight-asian="normal" style:font-style-complex="normal" style:font-weight-complex="normal"/>
    </style:style>
    <style:style style:name="T142" style:family="text">
      <style:text-properties fo:font-style="normal" style:text-underline-style="none" fo:font-weight="normal" officeooo:rsid="00b49233" style:font-style-asian="normal" style:font-weight-asian="normal" style:font-style-complex="normal" style:font-weight-complex="normal"/>
    </style:style>
    <style:style style:name="T143" style:family="text">
      <style:text-properties fo:font-style="normal" style:text-underline-style="none" fo:font-weight="normal" officeooo:rsid="00b58e32" style:font-style-asian="normal" style:font-weight-asian="normal" style:font-style-complex="normal" style:font-weight-complex="normal"/>
    </style:style>
    <style:style style:name="T144" style:family="text">
      <style:text-properties fo:font-style="normal" style:text-underline-style="none" fo:font-weight="normal" officeooo:rsid="00b6c800" style:font-style-asian="normal" style:font-weight-asian="normal" style:font-style-complex="normal" style:font-weight-complex="normal"/>
    </style:style>
    <style:style style:name="T145" style:family="text">
      <style:text-properties fo:font-style="normal" style:text-underline-style="none" fo:font-weight="normal" officeooo:rsid="00bc8d91" style:font-style-asian="normal" style:font-weight-asian="normal" style:font-style-complex="normal" style:font-weight-complex="normal"/>
    </style:style>
    <style:style style:name="T146" style:family="text">
      <style:text-properties fo:font-style="normal" style:text-underline-style="none" fo:font-weight="normal" officeooo:rsid="00bfaad1" style:font-style-asian="normal" style:font-weight-asian="normal" style:font-style-complex="normal" style:font-weight-complex="normal"/>
    </style:style>
    <style:style style:name="T147" style:family="text">
      <style:text-properties fo:font-style="normal" style:text-underline-style="none" fo:font-weight="normal" officeooo:rsid="00c0a63f" style:font-style-asian="normal" style:font-weight-asian="normal" style:font-style-complex="normal" style:font-weight-complex="normal"/>
    </style:style>
    <style:style style:name="T148" style:family="text">
      <style:text-properties fo:font-style="normal" style:text-underline-style="none" fo:font-weight="normal" officeooo:rsid="00c23ac3" style:font-style-asian="normal" style:font-weight-asian="normal" style:font-style-complex="normal" style:font-weight-complex="normal"/>
    </style:style>
    <style:style style:name="T149" style:family="text">
      <style:text-properties fo:font-style="normal" style:text-underline-style="none" fo:font-weight="normal" officeooo:rsid="00c57ea5" style:font-style-asian="normal" style:font-weight-asian="normal" style:font-style-complex="normal" style:font-weight-complex="normal"/>
    </style:style>
    <style:style style:name="T150" style:family="text">
      <style:text-properties fo:font-style="normal" style:text-underline-style="none" fo:font-weight="normal" officeooo:rsid="00c6ff63" style:font-style-asian="normal" style:font-weight-asian="normal" style:font-style-complex="normal" style:font-weight-complex="normal"/>
    </style:style>
    <style:style style:name="T151" style:family="text">
      <style:text-properties fo:font-style="normal" style:text-underline-style="none" fo:font-weight="normal" officeooo:rsid="00cd5a6b" style:font-style-asian="normal" style:font-weight-asian="normal" style:font-style-complex="normal" style:font-weight-complex="normal"/>
    </style:style>
    <style:style style:name="T152" style:family="text">
      <style:text-properties fo:font-style="normal" style:text-underline-style="none" fo:font-weight="normal" officeooo:rsid="00ced75e" style:font-style-asian="normal" style:font-weight-asian="normal" style:font-style-complex="normal" style:font-weight-complex="normal"/>
    </style:style>
    <style:style style:name="T153" style:family="text">
      <style:text-properties fo:font-style="normal" style:text-underline-style="none" fo:font-weight="normal" officeooo:rsid="00cf003c" style:font-style-asian="normal" style:font-weight-asian="normal" style:font-style-complex="normal" style:font-weight-complex="normal"/>
    </style:style>
    <style:style style:name="T154" style:family="text">
      <style:text-properties fo:font-style="normal" style:text-underline-style="none" fo:font-weight="normal" officeooo:rsid="00d0040e" style:font-style-asian="normal" style:font-weight-asian="normal" style:font-style-complex="normal" style:font-weight-complex="normal"/>
    </style:style>
    <style:style style:name="T155" style:family="text">
      <style:text-properties fo:font-style="normal" style:text-underline-style="none" fo:font-weight="normal" officeooo:rsid="00d200f6" style:font-style-asian="normal" style:font-weight-asian="normal" style:font-style-complex="normal" style:font-weight-complex="normal"/>
    </style:style>
    <style:style style:name="T156" style:family="text">
      <style:text-properties fo:font-style="normal" style:text-underline-style="none" fo:font-weight="normal" officeooo:rsid="00d3a4da" style:font-style-asian="normal" style:font-weight-asian="normal" style:font-style-complex="normal" style:font-weight-complex="normal"/>
    </style:style>
    <style:style style:name="T157" style:family="text">
      <style:text-properties fo:font-style="normal" style:text-underline-style="none" fo:font-weight="normal" officeooo:rsid="00d54b22" style:font-style-asian="normal" style:font-weight-asian="normal" style:font-style-complex="normal" style:font-weight-complex="normal"/>
    </style:style>
    <style:style style:name="T158" style:family="text">
      <style:text-properties fo:font-style="normal" style:text-underline-style="none" fo:font-weight="normal" officeooo:rsid="00d56ccc" style:font-style-asian="normal" style:font-weight-asian="normal" style:font-style-complex="normal" style:font-weight-complex="normal"/>
    </style:style>
    <style:style style:name="T159" style:family="text">
      <style:text-properties fo:font-style="normal" style:text-underline-style="none" fo:font-weight="normal" officeooo:rsid="00d637fc" style:font-style-asian="normal" style:font-weight-asian="normal" style:font-style-complex="normal" style:font-weight-complex="normal"/>
    </style:style>
    <style:style style:name="T160" style:family="text">
      <style:text-properties fo:font-style="normal" style:text-underline-style="none" fo:font-weight="normal" officeooo:rsid="00d7c1e9" style:font-style-asian="normal" style:font-weight-asian="normal" style:font-style-complex="normal" style:font-weight-complex="normal"/>
    </style:style>
    <style:style style:name="T161" style:family="text">
      <style:text-properties fo:font-style="normal" style:text-underline-style="none" fo:font-weight="normal" officeooo:rsid="00d7c8d3" style:font-style-asian="normal" style:font-weight-asian="normal" style:font-style-complex="normal" style:font-weight-complex="normal"/>
    </style:style>
    <style:style style:name="T162" style:family="text">
      <style:text-properties fo:font-style="normal" style:text-underline-style="none" fo:font-weight="normal" officeooo:rsid="00d8bb4a" style:font-style-asian="normal" style:font-weight-asian="normal" style:font-style-complex="normal" style:font-weight-complex="normal"/>
    </style:style>
    <style:style style:name="T163" style:family="text">
      <style:text-properties fo:font-style="normal" style:text-underline-style="none" fo:font-weight="normal" officeooo:rsid="00d99ee2" style:font-style-asian="normal" style:font-weight-asian="normal" style:font-style-complex="normal" style:font-weight-complex="normal"/>
    </style:style>
    <style:style style:name="T164" style:family="text">
      <style:text-properties fo:font-style="normal" style:text-underline-style="none" fo:font-weight="normal" officeooo:rsid="00d9dba5" style:font-style-asian="normal" style:font-weight-asian="normal" style:font-style-complex="normal" style:font-weight-complex="normal"/>
    </style:style>
    <style:style style:name="T165" style:family="text">
      <style:text-properties fo:font-style="normal" style:text-underline-style="none" fo:font-weight="normal" officeooo:rsid="00dc414d" style:font-style-asian="normal" style:font-weight-asian="normal" style:font-style-complex="normal" style:font-weight-complex="normal"/>
    </style:style>
    <style:style style:name="T166" style:family="text">
      <style:text-properties fo:font-style="normal" style:text-underline-style="none" fo:font-weight="normal" officeooo:rsid="00dd8659" style:font-style-asian="normal" style:font-weight-asian="normal" style:font-style-complex="normal" style:font-weight-complex="normal"/>
    </style:style>
    <style:style style:name="T167" style:family="text">
      <style:text-properties fo:font-style="normal" style:text-underline-style="none" fo:font-weight="normal" officeooo:rsid="00deb4f1" style:font-style-asian="normal" style:font-weight-asian="normal" style:font-style-complex="normal" style:font-weight-complex="normal"/>
    </style:style>
    <style:style style:name="T168" style:family="text">
      <style:text-properties fo:font-style="normal" style:text-underline-style="none" fo:font-weight="normal" officeooo:rsid="00df8e60" style:font-style-asian="normal" style:font-weight-asian="normal" style:font-style-complex="normal" style:font-weight-complex="normal"/>
    </style:style>
    <style:style style:name="T169" style:family="text">
      <style:text-properties fo:font-style="normal" style:text-underline-style="none" style:font-style-asian="normal" style:font-style-complex="normal"/>
    </style:style>
    <style:style style:name="T170" style:family="text">
      <style:text-properties fo:font-style="normal" style:text-underline-style="none" officeooo:rsid="007283fc" style:font-style-asian="normal" style:font-style-complex="normal"/>
    </style:style>
    <style:style style:name="T171" style:family="text">
      <style:text-properties fo:font-style="normal" style:text-underline-style="none" officeooo:rsid="00772a1e" style:font-style-asian="normal" style:font-style-complex="normal"/>
    </style:style>
    <style:style style:name="T172" style:family="text">
      <style:text-properties fo:font-style="normal" style:text-underline-style="none" officeooo:rsid="007de069" style:font-style-asian="normal" style:font-style-complex="normal"/>
    </style:style>
    <style:style style:name="T173" style:family="text">
      <style:text-properties fo:font-style="normal" style:text-underline-style="none" officeooo:rsid="00904797" style:font-style-asian="normal" style:font-style-complex="normal"/>
    </style:style>
    <style:style style:name="T174" style:family="text">
      <style:text-properties fo:font-style="normal" style:text-underline-style="none" officeooo:rsid="00993ee6" style:font-style-asian="normal" style:font-style-complex="normal"/>
    </style:style>
    <style:style style:name="T175" style:family="text">
      <style:text-properties fo:font-style="normal" style:text-underline-style="none" officeooo:rsid="009fa243" style:font-style-asian="normal" style:font-style-complex="normal"/>
    </style:style>
    <style:style style:name="T176" style:family="text">
      <style:text-properties fo:font-style="normal" style:text-underline-style="none" officeooo:rsid="00b03eee" style:font-style-asian="normal" style:font-style-complex="normal"/>
    </style:style>
    <style:style style:name="T177" style:family="text">
      <style:text-properties fo:font-style="normal" style:text-underline-style="none" officeooo:rsid="00ba4c1f" style:font-style-asian="normal" style:font-style-complex="normal"/>
    </style:style>
    <style:style style:name="T178" style:family="text">
      <style:text-properties fo:font-style="normal" style:text-underline-style="none" officeooo:rsid="00bdf53c" style:font-style-asian="normal" style:font-style-complex="normal"/>
    </style:style>
    <style:style style:name="T179" style:family="text">
      <style:text-properties fo:font-style="normal" style:text-underline-style="none" officeooo:rsid="00cc3da9" style:font-style-asian="normal" style:font-style-complex="normal"/>
    </style:style>
    <style:style style:name="T180" style:family="text">
      <style:text-properties fo:font-style="normal" style:text-underline-style="none" officeooo:rsid="00d863e7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A SEQUENCIAL</text:p>
      <text:p text:style-name="P2"/>
      <text:p text:style-name="P3"><text:tab/><text:span text:style-name="T1">A lista sequencial é, basicamente, um vetor. O tamanho do vetor é definido no cabeçalho do programa, por um #DEFINE; chamaremos de TAM_MAX.<text:line-break/><text:tab/>Durante a execução do programa, </text:span><text:span text:style-name="T2">para controlar os índices deste vetor (por causa das operações de inserir e remover), é preciso uma variável tipo </text:span><text:span text:style-name="T8">int </text:span><text:span text:style-name="T71">na função MAIN</text:span><text:span text:style-name="T72">()</text:span><text:span text:style-name="T71">.<text:line-break/><text:tab/>O algoritmo implica 3 operações básicas: inserir</text:span><text:span text:style-name="T72">()</text:span><text:span text:style-name="T71">, remover</text:span><text:span text:style-name="T72">()</text:span><text:span text:style-name="T71">, imprimir</text:span><text:span text:style-name="T72">()</text:span><text:span text:style-name="T71">. Há também 2 funções de busca, uma binária e uma normal. Pode-se também fazer uma função que verifique se a lista está cheia (</text:span><text:span text:style-name="T8">overflow</text:span><text:span text:style-name="T71">.)</text:span></text:p>
      <text:p text:style-name="P3"><text:span text:style-name="T71"><text:tab/>Não é necessário uma função de criação pois a criação é, simplesmente, declarar o vetor da lista, </text:span><text:span text:style-name="T72">o que pode ser feito dentro da própria função MAIN().</text:span></text:p>
      <text:p text:style-name="P2"><text:span text:style-name="T71"><text:tab/></text:span><text:span text:style-name="T20">inserir(Lista lista[], int *tamanhoAtual): </text:span><text:span text:style-name="T72">A função inserir deve receber dois parâmetros, o vetor que representa a lista, e um ponteiro de inteiro que receberá o tamanho atual da lista. É preciso ser um ponteiro para que, dentro da função, possa-se alterar seu valor. Nesta função, basta verificar se a lista está estourada. (tamanhoAtual==TAM_MAX.) Se estiver, sair. Senão, basta receber os valores que se quer inserir e então fazer lista[*tamanhoAtual] = valor. Depois, acrescentar o valor de tamanhoAtual para controlar o índice, indicando que a lista ganhou um novo elemento, ou seja, fazer (*tamanhoAtual)++.</text:span></text:p>
      <text:p text:style-name="P2"><text:span text:style-name="T72"><text:tab/></text:span><text:span text:style-name="T20">remover(Lista lista[], int *tamanhoAtual): </text:span><text:span text:style-name="T72">Os parâmetros funcionam como na função inserir. Deve-se perguntar ao usuário qual índice ele quer remover. Se esse índice não for encontrado, sair da função. Se for encontrado, então fazer um laço de repetição </text:span><text:span text:style-name="T9">for</text:span><text:span text:style-name="T72">. Ele começará do índice e irá até *tamanhoAtual-1. Dentro do </text:span><text:span text:style-name="T9">for</text:span><text:span text:style-name="T72">, lista[i] irá receber lista[i+1] (por isso os limites do </text:span><text:span text:style-name="T9">for </text:span><text:span text:style-name="T72">começam no índice e vão até o tamanho – 1.) Feito isto, basta então fazer um (*tamanhoAtual)-- para indicar que a lista diminuiu de tamanho após a remoção.</text:span></text:p>
      <text:p text:style-name="P2"><text:span text:style-name="T72"/></text:p>
      <text:p text:style-name="P2"><text:span text:style-name="T72"/></text:p>
      <text:p text:style-name="P2"><text:soft-page-break/><text:span text:style-name="T72"><text:tab/></text:span><text:span text:style-name="T20">imprimir(Lista lista[], int *tamanhoAtual): </text:span><text:span text:style-name="T72">é só um </text:span><text:span text:style-name="T9">for </text:span><text:span text:style-name="T72">indo de i=0 até *tamanhoAtual, fazendo um </text:span><text:span text:style-name="T9">printf()</text:span><text:span text:style-name="T72"> dos valores referentes à variável lista[i]. Ou, para imprimir um elemento específico, basta buscar seu índice, e então imprimir lista[indice].</text:span></text:p>
      <text:p text:style-name="P2"><text:span text:style-name="T72"><text:tab/></text:span><text:span text:style-name="T20">buscaNormal(Lista lista[], int *tamanhoAtual, Tipo termo): </text:span><text:span text:style-name="T72">esta busca trata-se, simplesmente, de um </text:span><text:span text:style-name="T9">for </text:span><text:span text:style-name="T72">de i=0 até *tamanhoAtual. Dentro do </text:span><text:span text:style-name="T9">for</text:span><text:span text:style-name="T72">, deve-se fazer um </text:span><text:span text:style-name="T9">if </text:span><text:span text:style-name="T72">para verificar se lista[i].algumValor é igual ao parâmetro “termo.” Esta busca é genérica, portanto, se quisermos procurar por um nome, por exemplo, “termo” deve ser do tipo char *; se for um salário, “termo” será do tipo </text:span><text:span text:style-name="T9">float </text:span><text:span text:style-name="T72">etc. Achado o lista[i].algumValor que seja igual ao “termo”, retorna-se a variável “i”, pois ela indica o índice em que se encontra o termo buscado. Se nada for encontrado, deve-se retornar -1.</text:span></text:p>
      <text:p text:style-name="P2"><text:span text:style-name="T72"><text:tab/></text:span><text:span text:style-name="T20">buscaBinaria(Lista lista[], int *tamanhoAtual, int termoBuscado): </text:span><text:span text:style-name="T72">uma busca binária só funciona para uma lista já ordenada, e, por isso, ela só pode buscar termos que sejam passíveis de ordenação, como os do tipo inteiro. <text:s/>Deve-se ter quatro variáveis antes do laço de repetição: inferior, superior, meio e índice. Inferior recebe 0; superior recebe *tamanhoAtual; meio recebe (inferior+superior)/2; índice recebe -1. Aí, entra-se em um laço de repetição </text:span><text:span text:style-name="T9">while</text:span><text:span text:style-name="T72">, enquanto inferior&lt;=superior. Então, verifica-se se lista[meio].algumValor == termoBuscado. Se for, índice = meio e retornamos o índice. Senão, devemos verificar se o meio é maior que o termoBuscado. Se for, então a variável inferior=meio+1. Senão, então a variável superior=meio-1. Fora do </text:span><text:span text:style-name="T9">while</text:span><text:span text:style-name="T72">, deve-se retornar índice, o que forçará a função a retornar -1 caso nada seja encontrado.</text:span></text:p>
      <text:p text:style-name="P2"><text:span text:style-name="T72"/></text:p>
      <text:p text:style-name="P2"><text:span text:style-name="T72"/></text:p>
      <text:p text:style-name="P2"><text:span text:style-name="T72"/></text:p>
      <text:p text:style-name="P2"><text:span text:style-name="T72"/></text:p>
      <text:p text:style-name="P2"><text:span text:style-name="T72"/></text:p>
      <text:p text:style-name="P2"><text:span text:style-name="T72"/></text:p>
      <text:p text:style-name="P2"><text:span text:style-name="T72"/></text:p>
      <text:p text:style-name="P4"><text:soft-page-break/><text:span text:style-name="T20">P</text:span><text:span text:style-name="T19">ILHA SEQUENCIAL</text:span></text:p>
      <text:p text:style-name="P4"><text:span text:style-name="T19"/></text:p>
      <text:p text:style-name="P5"><text:span text:style-name="T19"><text:tab/></text:span><text:span text:style-name="T70">A pilha é, basicamente, uma lista limitada. Só é possíveis duas operações: push(), que insere um novo valor na lista[topo], e pop(), que remove o valor na lista[topo]. Topo, aqui, funciona como a variável *tamanhoAtual do algoritmo anterior.</text:span></text:p>
      <text:p text:style-name="P5"><text:span text:style-name="T70"><text:tab/>O tamanho máximo da pilha é definido por uma #DEFINE, a qual se chamará TAM_MAX. Dentro da função MAIN(), portanto, deve ser declarado o vetor da pilha, e uma variável inteira topo = 0.</text:span></text:p>
      <text:p text:style-name="P5"><text:span text:style-name="T70"><text:tab/>Uma vez que a função push() não pode inserir mais nada em uma pilha cheia, e que a função pop() não pode remover de uma pilha vazia, é interessante criar funções para verificar: uma se a pilha está cheia, outra se a pilha está vazia.</text:span></text:p>
      <text:p text:style-name="P5"><text:span text:style-name="T70"><text:tab/></text:span><text:span text:style-name="T21">isPilhaCheia(int *topo): </text:span><text:span text:style-name="T73">Trata-se só de um </text:span><text:span text:style-name="T10">if</text:span><text:span text:style-name="T73">, verificando se *topo==TAM_MAX. Se sim, retorne 1, ou seja, </text:span><text:span text:style-name="T10">true: </text:span><text:span text:style-name="T73">a pilha está cheia. Senão, retorne 0, ou seja, </text:span><text:span text:style-name="T10">false</text:span><text:span text:style-name="T73">: a pilha não está cheia ainda.</text:span></text:p>
      <text:p text:style-name="P5"><text:span text:style-name="T73"><text:tab/></text:span><text:span text:style-name="T21">isPilhaVazia(int *topo): </text:span><text:span text:style-name="T73">Como a anterior, é um </text:span><text:span text:style-name="T10">if</text:span><text:span text:style-name="T73">, verificando se *topo==0. Se sim, retorne 1, pois a pilha está vazia. Senão, retorne 0, a pilha possui pelo menos um elemento inserido nela.</text:span></text:p>
      <text:p text:style-name="P5"><text:span text:style-name="T73"><text:tab/></text:span><text:span text:style-name="T22">push(Pilha pilha[], int *topo): </text:span><text:span text:style-name="T74">Antes de fazer o push(), deve-se verificar se a pilha está cheia (</text:span><text:span text:style-name="T11">overflow</text:span><text:span text:style-name="T74">.) Se estiver, saia. Senão, leia os dados que serão inseridos no vetor pilha. Lidos, basta fazer um pilha[*topo] = novoDado, e então um (*topo)++ para indicar que a pilha recebeu mais um elemento. </text:span></text:p>
      <text:p text:style-name="P6"><text:span text:style-name="T74"><text:tab/></text:span><text:span text:style-name="T23">pop(Pilha pilha[], int *topo): </text:span><text:span text:style-name="T74">Antes de fazer o pop(), deve-se verificar se a pilha está vazia (</text:span><text:span text:style-name="T11">underflow</text:span><text:span text:style-name="T74">.) Se estiver, saia. Senão, basta fazer (*topo)-- para indicar que um elemento foi removido. Apenas esta operação é o suficiente porque, quando formos inserir um novo elemento à pilha, o elemento antigo que estiver na posição topo será simplesmente sobrescrito.</text:span></text:p>
      <text:p text:style-name="P6"><text:span text:style-name="T74"/></text:p>
      <text:p text:style-name="P6"><text:span text:style-name="T74"/></text:p>
      <text:p text:style-name="P6"><text:span text:style-name="T74"/></text:p>
      <text:p text:style-name="P8"><text:soft-page-break/><text:span text:style-name="T23">F</text:span><text:span text:style-name="T19">ILA SEQUENCIAL</text:span></text:p>
      <text:p text:style-name="P8"><text:span text:style-name="T19"/></text:p>
      <text:p text:style-name="P9"><text:span text:style-name="T19"><text:tab/></text:span><text:span text:style-name="T75">Como a pilha, a fila é somente uma lista limitada. A fila tem um início e um fim. As coisas sempre são inseridas no fim, e do início as coisas são retiradas, como em uma fila da vida real.</text:span></text:p>
      <text:p text:style-name="P9"><text:span text:style-name="T75"><text:tab/></text:span><text:span text:style-name="T76">Porque estamos trabalhando de forma sequencial, o que significa que o início de um vetor é sempre na posição indice=0, não é necessário, em nosso algoritmo, representar o início da fila.</text:span></text:p>
      <text:p text:style-name="P9"><text:span text:style-name="T76"><text:tab/></text:span><text:span text:style-name="T77">O fim da fila, então, funciona mais ou menos como o TOPO da pilha anterior. A diferença é que o remover() da fila vai ser sempre da posição 0, e não da posição fim (ou topo.)</text:span></text:p>
      <text:p text:style-name="P7"><text:span text:style-name="T77"><text:tab/>O tamanho máximo da fila é definido por uma #DEFINE, a qual se chamará TAM_MAX. Dentro da função MAIN(), portanto, deve ser declarado o vetor da fila, e uma variável inteira fim = 0.</text:span></text:p>
      <text:p text:style-name="P7"><text:span text:style-name="T77"><text:tab/></text:span><text:span text:style-name="T78">As funções da fila são, portanto, inserir() e remover(). A primeira sempre inserirá no fim, e a segunda removerá do início. </text:span><text:span text:style-name="T79">Porque a fila pode estar lotada ou vazia, é interessante a criação de funções para verificar estas possibilidades.</text:span></text:p>
      <text:p text:style-name="P7"><text:span text:style-name="T79"><text:tab/></text:span><text:span text:style-name="T24">isFilaCheia(int *fim): </text:span><text:span text:style-name="T80">Trata-se apenas de um </text:span><text:span text:style-name="T12">if </text:span><text:span text:style-name="T80">que deverá retornar 1 (</text:span><text:span text:style-name="T12">true, </text:span><text:span text:style-name="T80">verdadeiro) caso fim seja igual a TAM_MAX, ou 0 (</text:span><text:span text:style-name="T12">false</text:span><text:span text:style-name="T80">, falso) caso contrário, ou seja, caso a fila não esteja cheia.</text:span></text:p>
      <text:p text:style-name="P7"><text:span text:style-name="T80"><text:tab/></text:span><text:span text:style-name="T25">isFilaVazia(int *fim): </text:span><text:span text:style-name="T81">Trata-se apenas de um </text:span><text:span text:style-name="T13">if </text:span><text:span text:style-name="T81">que deverá retornar 1 caso fim seja igual a 0 (ou seja, ao início da fila), ou 0 caso contrário.</text:span></text:p>
      <text:p text:style-name="P7"><text:span text:style-name="T81"><text:tab/></text:span><text:span text:style-name="T26">inserir(Fila fila[], int *fim): </text:span><text:span text:style-name="T82">Primeiro, deve-se verificar se a fila está cheia; se estiver, saia. Senão, leia os dados que se quer guardar na fila. </text:span><text:span text:style-name="T83">Então, fila[*fim] = dados, e (*fim)++, para indicar que o final da lista </text:span><text:span text:style-name="T84">aumentou de posição. </text:span></text:p>
      <text:p text:style-name="P7"><text:span text:style-name="T84"><text:tab/></text:span><text:span text:style-name="T27">remover(Fila fila[], int *fim): </text:span><text:span text:style-name="T85">Primeiro, verifique se a fila está vazia, se estiver, saia. Senão, </text:span><text:span text:style-name="T86">faça um laço de repetição </text:span><text:span text:style-name="T14">for </text:span><text:span text:style-name="T86">indo de i=</text:span><text:span text:style-name="T87">0 até (*fim)-1. </text:span><text:span text:style-name="T88">Dentro do laço, fila[i] = fila[i+1]. Isto garantirá que o primeiro item da fila seja removido. </text:span><text:span text:style-name="T89">Saindo do </text:span><text:span text:style-name="T15">for</text:span><text:span text:style-name="T89">, deve-se fazer um (*topo)-- para indicar que o final da lista diminuiu de posição.</text:span></text:p>
      <text:p text:style-name="P10"><text:soft-page-break/><text:span text:style-name="T28">L</text:span><text:span text:style-name="T19">ISTA ENCADEADA</text:span></text:p>
      <text:p text:style-name="P10"><text:span text:style-name="T19"/></text:p>
      <text:p text:style-name="P16"><text:span text:style-name="T19"><text:tab/></text:span><text:span text:style-name="T29">Uma lista encadeada é, basicamente, um item de um tipo No*, que contém dados quaisquer e um ponteiro para outro No*. </text:span><text:span text:style-name="T30">O ponteiro do último dos nós da lista é NULL.</text:span></text:p>
      <text:p text:style-name="P16"><text:span text:style-name="T30"><text:tab/></text:span><text:span text:style-name="T31">Pode-se fazer muitas operações com uma lista encadeada: inserir(), remover(), imprimir(). <text:s/>Deve haver também uma função para criá-la, cria(), e uma para esvaziar o espaço por ela alocado, esvazia(), a fim de não se ocupar espaço na memória.</text:span></text:p>
      <text:p text:style-name="P16"><text:span text:style-name="T31"><text:tab/></text:span><text:span text:style-name="T94">No *criaLista(void): </text:span><text:span text:style-name="T32">Como toda lista começa com um valor NULL, esta função, simplesmente, retorna NULL. Deve ser chamada no MAIN() como: No *lista = criaLista().</text:span></text:p>
      <text:p text:style-name="P16"><text:span text:style-name="T32"><text:tab/></text:span><text:span text:style-name="T95">No *insere(No *lista): </text:span><text:span text:style-name="T33">Esta função deve alocar, por meio da função malloc(), espaço para um novo item No*. </text:span><text:span text:style-name="T34">Feito isto, ela deve ler os dados que deseja guardar neste nó. </text:span><text:span text:style-name="T35">Preenchidos todos os dados, este novo nó deve receber, como ponteiro para outro No*, o parâmetro lista. </text:span><text:span text:style-name="T36">Por fim, retornamos este novo nó. </text:span><text:span text:style-name="T37">Deve ser chamado na MAIN() como lista = insere(lista).</text:span></text:p>
      <text:p text:style-name="P16"><text:span text:style-name="T37"><text:tab/></text:span><text:span text:style-name="T96">No *remove</text:span><text:span text:style-name="T97">Inicio</text:span><text:span text:style-name="T96">(No *lista): </text:span><text:span text:style-name="T38">Primeiro, deve-se verificar se a lista não está vazia </text:span><text:span text:style-name="T43">(ou seja, igual a NULL</text:span><text:span text:style-name="T38">.</text:span><text:span text:style-name="T43">)</text:span><text:span text:style-name="T38"> Se estiver, não há o que remover; então, </text:span><text:span text:style-name="T42">retorne NULL</text:span><text:span text:style-name="T38">. </text:span><text:span text:style-name="T39">Caso contrário, devemos, dentro da função, fazer um No *auxiliar = lista-&gt;prox. </text:span><text:span text:style-name="T40">Então, chame a função free(lista) para limpar o cabeçalho atual. Por fim, retorne o nó auxiliar. Deve ser chamado na MAIN() como lista = removeInicio(lista</text:span><text:span text:style-name="T41">).</text:span></text:p>
      <text:p text:style-name="P16"><text:span text:style-name="T41"><text:tab/></text:span><text:span text:style-name="T98">No *removeFim(No *lista): </text:span><text:span text:style-name="T44">Como a função anterior, deve-se verificar se não se encontra vazia a lista. </text:span><text:span text:style-name="T45">Caso não esteja, deve-se criar um No *</text:span><text:span text:style-name="T46">anterior = lista, e um No *proximo = anterior-&gt;prox. </text:span><text:span text:style-name="T47">Feito isso, deve-se verificar caso próximo seja igual NULL, se for, isso significa que a lista só tem um item, e, ao removermos este item, a lista ficará vazia. Então, se proximo==NULL, deve-se retornar NULL. </text:span><text:span text:style-name="T48">Caso contrário, faz-se um </text:span><text:span text:style-name="T3">while((proximo-&gt;prox)!=NULL), </text:span><text:span text:style-name="T48">e, dentro do </text:span><text:span text:style-name="T3">while</text:span><text:span text:style-name="T48">, deve-se fazer tanto anterior = anterior-&gt;prox quanto proximo = proximo-&gt;prox. </text:span><text:span text:style-name="T49">Isso percorrerá a lista </text:span><text:span text:style-name="T50">a cada dois elementos. Quando proximo-&gt;prox for igual a NULL, quer dizer que se </text:span><text:soft-page-break/><text:span text:style-name="T50">chegou ao fim da lista. </text:span><text:span text:style-name="T51">Ou seja, assim que o </text:span><text:span text:style-name="T4">while </text:span><text:span text:style-name="T51">acabar, devemos fazer com que anterior-&gt;prox = NULL, </text:span><text:span text:style-name="T52">pois anterior guarda o último elemento antes do que queremos deletar, e então dar um free(proximo), pois próximo se trata, justamente, do elemento que desejamos deletar; o último antes do NULL, </text:span><text:span text:style-name="T53">que indica o fim da lista. </text:span><text:span text:style-name="T54">Por fim, retornamos a lista. Deve ser chamado no MAIN() como </text:span><text:span text:style-name="T55">lista = removeFim(lista).</text:span></text:p>
      <text:p text:style-name="P16"><text:span text:style-name="T55"><text:tab/></text:span><text:span text:style-name="T99">void imprime(No *lista): </text:span><text:span text:style-name="T56">Basta criar um No *auxiliar = lista. Este nó percorrerá os itens da lista. Sem ele, perderia-se a </text:span><text:span text:style-name="T57">referência da lista. </text:span><text:span text:style-name="T58">Feito isso, basta fazer um </text:span><text:span text:style-name="T5">while </text:span><text:span text:style-name="T58">auxiliar!=NULL (pois quando for igual significa que atingiu o final da lista), imprimindo os valores que se desejar dos nós, e fazendo que auxiliar=auxilar-&gt;prox, o que garantirá a iteração do laço de repetição. Por fim, deve-se dar um free(auxiliar) pra não se gastar memória.</text:span></text:p>
      <text:p text:style-name="P16"><text:span text:style-name="T58"><text:tab/></text:span><text:span text:style-name="T100">void esvazia(No *lista): </text:span><text:span text:style-name="T59">Para percorrer, o princípio é o mesmo da função imprimir(), ou seja, declara-se um No *auxiliar = lista. </text:span><text:span text:style-name="T60">Fazemos um </text:span><text:span text:style-name="T6">while </text:span><text:span text:style-name="T60">auxiliar != NULL, ou seja, enquanto auxiliar não atingir </text:span><text:span text:style-name="T61">o fim do lista, faça alguma coisa. </text:span><text:span text:style-name="T62">Essa alguma coisa é: </text:span><text:span text:style-name="T63">criar um nó *prox, que receberá auxiliar-</text:span><text:span text:style-name="T68">&gt;</text:span><text:span text:style-name="T63">proximo; esvaziar </text:span><text:span text:style-name="T64">o auxiliar, isso é, free(auxiliar); </text:span><text:span text:style-name="T65">auxiliar receberá o nó prox. </text:span><text:span text:style-name="T69">Isto permitirá que mantenhamos uma referência do próximo elemento mesmo deletando o elemento atual. </text:span><text:span text:style-name="T66">Acabado o </text:span><text:span text:style-name="T7">while</text:span><text:span text:style-name="T66">, </text:span><text:span text:style-name="T67">esvazia-se a lista, free(lista).</text:span></text:p>
      <text:p text:style-name="P16"><text:span text:style-name="T67"/></text:p>
      <text:p text:style-name="P16"><text:span text:style-name="T67"/></text:p>
      <text:p text:style-name="P16"><text:span text:style-name="T67"/></text:p>
      <text:p text:style-name="P16"><text:span text:style-name="T67"/></text:p>
      <text:p text:style-name="P16"><text:span text:style-name="T67"/></text:p>
      <text:p text:style-name="P16"><text:span text:style-name="T67"/></text:p>
      <text:p text:style-name="P16"><text:span text:style-name="T67"/></text:p>
      <text:p text:style-name="P16"><text:span text:style-name="T67"/></text:p>
      <text:p text:style-name="P16"><text:span text:style-name="T67"/></text:p>
      <text:p text:style-name="P16"><text:span text:style-name="T67"/></text:p>
      <text:p text:style-name="P16"><text:span text:style-name="T67"/></text:p>
      <text:p text:style-name="P11"><text:soft-page-break/><text:span text:style-name="T67">P</text:span><text:span text:style-name="T19">ILHA ENCADEADA</text:span></text:p>
      <text:p text:style-name="P12"><text:span text:style-name="T19"/></text:p>
      <text:p text:style-name="P12"><text:span text:style-name="T19"><text:tab/></text:span><text:span text:style-name="T90">A pilha é, simplesmente, uma estrutura que possui um No *topo. </text:span><text:span text:style-name="T91">Logo, a pilha encadeada nada mais do que é uma lista encadeada </text:span><text:span text:style-name="T92">da qual você só conhece </text:span><text:span text:style-name="T93">o último elemento. </text:span><text:span text:style-name="T101">NÃO</text:span><text:span text:style-name="T103"> </text:span><text:span text:style-name="T104">se pode movimentar pela lista usando essa referência. Lembre-se, as únicas operações possíveis na pilha são pop(), que remove do topo, e push(), que insere no topo.</text:span></text:p>
      <text:p text:style-name="P12"><text:span text:style-name="T104"><text:tab/></text:span><text:span text:style-name="T105">Além destas duas funções, deve-se ter uma função cria(), para criar a pilha, e uma esvazia(), para liberar seu espaço. Também é interessante uma função para verificar se a pilha está vazia.</text:span></text:p>
      <text:p text:style-name="P12"><text:span text:style-name="T105"><text:tab/></text:span><text:span text:style-name="T170">Pilha *criaPilha(void): </text:span><text:span text:style-name="T106">Aloca-se espaço, com a função malloc(), para um item do tipo Pilha. </text:span><text:span text:style-name="T107">Então, o topo desta pilha deve apontar para NULL, que é, basicamente, uma lista vazia. </text:span><text:span text:style-name="T108">Logo, pilha-&gt;topo = NULL. </text:span><text:span text:style-name="T109">Por fim, retorne a pilha. </text:span><text:span text:style-name="T131">Deve ser chamada no MAIN() como Pilha pilha = criaPilha();</text:span></text:p>
      <text:p text:style-name="P12"><text:span text:style-name="T109"><text:tab/></text:span><text:span text:style-name="T171">int isPilhaVazia(Pilha *pilha): </text:span><text:span text:style-name="T110">Basta retornar 1 caso pilha-&gt;topo==NULL. </text:span><text:span text:style-name="T111">Caso contrário, retornar 0.</text:span></text:p>
      <text:p text:style-name="P12"><text:span text:style-name="T111"><text:tab/></text:span><text:span text:style-name="T172">void esvazia(Pilha *pilha): </text:span><text:span text:style-name="T112">Basta criar um No *auxiliar que recebe</text:span><text:span text:style-name="T113">rá</text:span><text:span text:style-name="T112"> </text:span><text:span text:style-name="T114">o topo da pilha</text:span><text:span text:style-name="T112">, </text:span><text:span text:style-name="T113">ou seja, No *auxiliar = pilha-&gt;topo. </text:span><text:span text:style-name="T115">Então, fazer um </text:span><text:span text:style-name="T116">laço</text:span><text:span text:style-name="T16"> </text:span><text:span text:style-name="T115">enquanto auxiliar!=NULL. </text:span><text:span text:style-name="T117">Dentro do laço, criar um No *proximo = auxiliar-&gt;prox; </text:span><text:span text:style-name="T118">free(auxiliar); auxiliar=proximo. É o mesmo princípio de esvaziar uma lista encadeada, por isso não se explica em detalhes. </text:span><text:span text:style-name="T119">Por fim, deve-se dar um free(pilha).</text:span></text:p>
      <text:p text:style-name="P12"><text:span text:style-name="T119"><text:tab/></text:span><text:span text:style-name="T173">void push(Pilha *pilha): </text:span><text:span text:style-name="T120">Basta alocar espaço para um novo dado tipo No*, e preencher os dados desse n</text:span><text:span text:style-name="T121">ó. </text:span><text:span text:style-name="T122">Seu ponteiro para um próximo nó receberá o valor do topo da pilha, ou seja, no-&gt;prox=pilha-&gt;topo. </text:span><text:span text:style-name="T123">Então, o topo da pilha apontará para este novo nó, ou seja, </text:span><text:span text:style-name="T124">pilha-&gt;topo=no.<text:tab/></text:span></text:p>
      <text:p text:style-name="P12"><text:span text:style-name="T124"><text:tab/></text:span><text:span text:style-name="T174">void pop(Pilha *pilha): </text:span><text:span text:style-name="T125">Deve-se verificar se a pilha não está vazia porque, se estiver, não faz sentido querer remover algo dela. Caso não esteja, basta criar um No* auxiliar, que receberá o topo da pilha, ou seja, No *auxiliar=pilha-&gt;topo. </text:span><text:span text:style-name="T126">Feito isso, o topo da pilha receberá o </text:span><text:span text:style-name="T129">nó subsequente ao do auxiliar</text:span><text:span text:style-name="T126">, </text:span><text:span text:style-name="T127">ou seja, pilha-&gt;topo </text:span><text:span text:style-name="T128">= auxiliar-&gt;prox. </text:span><text:span text:style-name="T130">Depois, dá-se um free(auxiliar) para desocupar memória.</text:span></text:p>
      <text:p text:style-name="P13"><text:soft-page-break/><text:span text:style-name="T175">F</text:span><text:span text:style-name="T169">ILA ENCADEADA</text:span></text:p>
      <text:p text:style-name="P13"><text:span text:style-name="T169"/></text:p>
      <text:p text:style-name="P14"><text:span text:style-name="T169"><text:tab/></text:span><text:span text:style-name="T132">Como mencionado no tópico de filas sequenciais, a fila é uma estrutura que se trata, simplesmente, de uma lista na qual se tem uma referência para seu início e para seu fim. As coisas sempre são removidas do início, e sempre são </text:span><text:span text:style-name="T133">adicionadas</text:span><text:span text:style-name="T132"> no fim. </text:span><text:span text:style-name="T134">Assim, a fila nada mais é do que uma estrutura contendo um No *inicio e um No* fim.</text:span></text:p>
      <text:p text:style-name="P14"><text:span text:style-name="T134"><text:tab/></text:span><text:span text:style-name="T135">Como na pilha, </text:span><text:span text:style-name="T102">NÃO</text:span><text:span text:style-name="T135"> se deve movimentar pela fila por meio de seus ponteiros de início e fim. A utilização da fila se dá por meio de suas funções inserir() e remover(). A primeira sempre insere no fim, e a segunda sempre remove do início. </text:span><text:span text:style-name="T136">Deve haver também uma função criar(), </text:span><text:span text:style-name="T138">uma</text:span><text:span text:style-name="T136"> esvaziar() e </text:span><text:span text:style-name="T138">uma</text:span><text:span text:style-name="T136"> para verificar se a fila </text:span><text:span text:style-name="T137">encontra-se vazia ou não.</text:span></text:p>
      <text:p text:style-name="P14"><text:span text:style-name="T137"><text:tab/></text:span><text:span text:style-name="T176">Fila *criar(void): </text:span><text:span text:style-name="T139">Basta alocar espaço, por meio da função malloc(), </text:span><text:span text:style-name="T140">para um tipo Fila. </text:span><text:span text:style-name="T141">Então, deve-se associar, tanto a fila-&gt;inicio quanto a fila-&gt;fim, o valor NULL. </text:span><text:span text:style-name="T142">Retorn</text:span><text:span text:style-name="T143">e</text:span><text:span text:style-name="T142"> a fila, no fim. </text:span><text:span text:style-name="T144">Deve ser chamada na MAIN() como Fila *fila = criar().</text:span></text:p>
      <text:p text:style-name="P15"><text:span text:style-name="T144"><text:tab/></text:span><text:span text:style-name="T177">int isFilaVazia(Fila *fila): </text:span><text:span text:style-name="T110">Basta retornar 1 caso </text:span><text:span text:style-name="T145">tanto o ponteiro de fim e de início sejam iguais a NULL</text:span><text:span text:style-name="T110">. </text:span><text:span text:style-name="T111">Caso contrário, retornar 0.</text:span></text:p>
      <text:p text:style-name="P15"><text:span text:style-name="T111"><text:tab/></text:span><text:span text:style-name="T178">void esvaziar(Fila *fila): </text:span><text:span text:style-name="T146">Como só se pode remover do início da fila, deve-se criar um nó auxiliar que receba este início, ou seja, No *auxiliar = fila-&gt;inicio. </text:span><text:span text:style-name="T147">Feito isto, basta fazer um laço </text:span><text:span text:style-name="T17">while</text:span><text:span text:style-name="T147"> igual a todos os outros já feitos, ou seja, enquanto auxiliar!=NULL: No *proximo = auxiliar-&gt;prox; </text:span><text:span text:style-name="T148">free(auxiliar); auxiliar = proximo. </text:span><text:span text:style-name="T149">Findado </text:span><text:span text:style-name="T150">o laço, deve-se dar um free(fila).</text:span></text:p>
      <text:p text:style-name="P15"><text:span text:style-name="T150"><text:tab/></text:span><text:span text:style-name="T179">void inserir(Fila *fila): </text:span><text:span text:style-name="T151">Esta é a operação mais delicada da fila, porque pode ocorrer de duas formas. </text:span><text:span text:style-name="T152">Independentemente da forma que ocorra, primeiro devemos alocar espaço para um No* e populá-lo com os dados desejados. </text:span><text:span text:style-name="T153">Este nó deverá apontar </text:span><text:span text:style-name="T154">para NULL. </text:span><text:span text:style-name="T155">Feito isto, deve-se verificar se a fila está vazia. Se estiver, tanto fila-&gt;inicio quanto fila-&gt;</text:span><text:span text:style-name="T156">fim deverão apontar para este nó. </text:span><text:span text:style-name="T157">Caso contrário, </text:span><text:span text:style-name="T158">deve-se criar um No* auxiliar, que receberá fila-&gt;fim. </text:span><text:span text:style-name="T159">Este auxiliar deverá apontar, </text:span><text:span text:style-name="T161">como próximo nó,</text:span><text:span text:style-name="T159"> para o novo nó criado no início da função. </text:span><text:span text:style-name="T160">O fila-&gt;fim, então, aponta para o novo nó criado.</text:span></text:p>
      <text:p text:style-name="P15"><text:soft-page-break/><text:span text:style-name="T161"><text:tab/></text:span><text:span text:style-name="T180">void remover(Fila *fila): </text:span><text:span text:style-name="T162">Antes de mais nada, como em qualquer outra estrutura, deve-se verificar se a fila já está vazia porque, se estiver, não há o que se fazer. </text:span><text:span text:style-name="T163">Como a operação anterior, esta também é delicada, mas um pouco menos. </text:span><text:span text:style-name="T164">Basicamente, cria-se um No *auxiliar que aponta para o início da fila, ou seja, No *auxiliar = fila-&gt;inicio. </text:span><text:span text:style-name="T165">Depois, faz-se com que o inicio da fila pule para o próximo nó, ou seja, fila-&gt;inicio = auxiliar-&gt;prox. </text:span><text:span text:style-name="T166">Deve-se verificar, nesta operação, se o inicio da fila ficou igual a NULL porque, se isto acontecer, significa que removemos o único elemento dela; tendo removido o único elemento dela, então o fim da fila também deve ficar </text:span><text:span text:style-name="T167">NULL</text:span><text:span text:style-name="T166">, ou seja, se fila→inicio==NULL, então fila-&gt;fim=NULL. </text:span><text:span text:style-name="T168">Por fim, dá-se, fora do </text:span><text:span text:style-name="T18">if</text:span><text:span text:style-name="T168">, um free(auxiliar) para deletar da memória o nó desejad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Zen Hei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Zen Hei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30T13:01:43.957976398</meta:creation-date>
    <dc:date>2018-04-30T17:19:24.175179269</dc:date>
    <meta:editing-duration>PT3H5M46S</meta:editing-duration>
    <meta:editing-cycles>192</meta:editing-cycles>
    <meta:generator>LibreOffice/6.0.1.1$Linux_X86_64 LibreOffice_project/60bfb1526849283ce2491346ed2aa51c465abfe6</meta:generator>
    <meta:document-statistic meta:table-count="0" meta:image-count="0" meta:object-count="0" meta:page-count="9" meta:paragraph-count="51" meta:word-count="2542" meta:character-count="15459" meta:non-whitespace-character-count="12915"/>
  </office:meta>
</office:document-meta>
</file>